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akar" fo:font-weight="bold" officeooo:rsid="00200bbf" officeooo:paragraph-rsid="00200bbf" style:font-weight-asian="bold" style:font-weight-complex="bold"/>
    </style:style>
    <style:style style:name="P2" style:family="paragraph" style:parent-style-name="Standard">
      <style:text-properties officeooo:rsid="00205e4e" officeooo:paragraph-rsid="00205e4e"/>
    </style:style>
    <style:style style:name="P3" style:family="paragraph" style:parent-style-name="Standard">
      <style:text-properties officeooo:rsid="002253eb" officeooo:paragraph-rsid="002253eb"/>
    </style:style>
    <style:style style:name="P4" style:family="paragraph" style:parent-style-name="Standard">
      <style:text-properties officeooo:rsid="002253eb" officeooo:paragraph-rsid="0025d4c3"/>
    </style:style>
    <style:style style:name="P5" style:family="paragraph" style:parent-style-name="Standard">
      <style:text-properties officeooo:paragraph-rsid="00243b8d"/>
    </style:style>
    <style:style style:name="P6" style:family="paragraph" style:parent-style-name="Standard">
      <style:text-properties fo:font-weight="bold" officeooo:paragraph-rsid="00243b8d" style:font-weight-asian="bold" style:font-weight-complex="bold"/>
    </style:style>
    <style:style style:name="P7" style:family="paragraph" style:parent-style-name="Standard">
      <style:text-properties fo:font-weight="bold" officeooo:rsid="0025d4c3" officeooo:paragraph-rsid="0025d4c3" style:font-weight-asian="bold" style:font-weight-complex="bold"/>
    </style:style>
    <style:style style:name="P8" style:family="paragraph" style:parent-style-name="Standard">
      <style:text-properties fo:font-size="14pt" officeooo:paragraph-rsid="00205e4e" style:font-size-asian="14pt" style:font-size-complex="14pt"/>
    </style:style>
    <style:style style:name="P9" style:family="paragraph" style:parent-style-name="Standard">
      <style:text-properties fo:font-size="14pt" fo:font-weight="normal" officeooo:rsid="0025d4c3" officeooo:paragraph-rsid="0025d4c3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weight="normal" officeooo:rsid="0025d4c3" officeooo:paragraph-rsid="0025d4c3" style:font-weight-asian="normal" style:font-weight-complex="normal"/>
    </style:style>
    <style:style style:name="P11" style:family="paragraph" style:parent-style-name="Standard">
      <style:text-properties fo:font-weight="normal" officeooo:rsid="0026b0ca" officeooo:paragraph-rsid="0026b0ca" style:font-weight-asian="normal" style:font-weight-complex="normal"/>
    </style:style>
    <style:style style:name="P12" style:family="paragraph" style:parent-style-name="Standard">
      <style:text-properties officeooo:paragraph-rsid="0029c274"/>
    </style:style>
    <style:style style:name="T1" style:family="text">
      <style:text-properties officeooo:rsid="00205e4e"/>
    </style:style>
    <style:style style:name="T2" style:family="text">
      <style:text-properties officeooo:rsid="002253eb"/>
    </style:style>
    <style:style style:name="T3" style:family="text">
      <style:text-properties officeooo:rsid="00243b8d"/>
    </style:style>
    <style:style style:name="T4" style:family="text">
      <style:text-properties officeooo:rsid="0026b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PROGRAM NO.16</text:span></text:p>
      <text:p text:style-name="P5">&gt;&gt;&gt; a=[12,33,66,1,6,"bindu"]</text:p>
      <text:p text:style-name="Standard">&gt;&gt;&gt; a</text:p>
      <text:p text:style-name="Standard">[12, 33, 66, 1, 6, 'bindu']</text:p>
      <text:p text:style-name="Standard">&gt;&gt;&gt; a[0]</text:p>
      <text:p text:style-name="Standard">12</text:p>
      <text:p text:style-name="Standard">&gt;&gt;&gt; a.index("bindu")</text:p>
      <text:p text:style-name="Standard">5</text:p>
      <text:p text:style-name="Standard">&gt;&gt;&gt; a[5]</text:p>
      <text:p text:style-name="Standard">'bindu'</text:p>
      <text:p text:style-name="Standard">&gt;&gt;&gt; a[5]="bhavani"</text:p>
      <text:p text:style-name="Standard">&gt;&gt;&gt; a</text:p>
      <text:p text:style-name="Standard">[12, 33, 66, 1, 6, 'bhavani']</text:p>
      <text:p text:style-name="Standard">&gt;&gt;&gt; a[2:]</text:p>
      <text:p text:style-name="Standard">[66, 1, 6, 'bhavani']</text:p>
      <text:p text:style-name="Standard">&gt;&gt;&gt; a[1:2]</text:p>
      <text:p text:style-name="Standard">[33]</text:p>
      <text:p text:style-name="Standard">&gt;&gt;&gt; a[3:6]</text:p>
      <text:p text:style-name="Standard">[1, 6, 'bhavani']</text:p>
      <text:p text:style-name="Standard">&gt;&gt;&gt; b=[33,44,12,"bindu"]</text:p>
      <text:p text:style-name="Standard">&gt;&gt;&gt; b</text:p>
      <text:p text:style-name="Standard">[33, 44, 12, 'bindu']</text:p>
      <text:p text:style-name="Standard">&gt;&gt;&gt; a+b</text:p>
      <text:p text:style-name="Standard">[12, 33, 66, 1, 6, 'bhavani', 33, 44, 12, 'bindu']</text:p>
      <text:p text:style-name="Standard">&gt;&gt;&gt; a.extend(b)</text:p>
      <text:p text:style-name="Standard">&gt;&gt;&gt; a</text:p>
      <text:p text:style-name="Standard">[12, 33, 66, 1, 6, 'bhavani', 33, 44, 12, 'bindu']</text:p>
      <text:p text:style-name="Standard">&gt;&gt;&gt; a.extend(a)</text:p>
      <text:p text:style-name="Standard">&gt;&gt;&gt; a</text:p>
      <text:p text:style-name="Standard">[12, 33, 66, 1, 6, 'bhavani', 33, 44, 12, 'bindu', 12, 33, 66, 1, 6, 'bhavani', 33, 44, 12, 'bindu']</text:p>
      <text:p text:style-name="Standard">&gt;&gt;&gt; a*2</text:p>
      <text:p text:style-name="Standard">[12, 33, 66, 1, 6, 'bhavani', 33, 44, 12, 'bindu', 12, 33, 66, 1, 6, 'bhavani', 33, 44, 12, 'bindu', 12, 33, 66, 1, 6, 'bhavani', 33, 44, 12, 'bindu', 12, 33, 66, 1, 6, 'bhavani', 33, 44, 12, 'bindu']</text:p>
      <text:p text:style-name="Standard">&gt;&gt;&gt; b</text:p>
      <text:p text:style-name="Standard">[33, 44, 12, 'bindu']</text:p>
      <text:p text:style-name="Standard">&gt;&gt;&gt; del b[0]</text:p>
      <text:p text:style-name="Standard">&gt;&gt;&gt; b</text:p>
      <text:p text:style-name="Standard">[44, 12, 'bindu']</text:p>
      <text:p text:style-name="Standard">&gt;&gt;&gt; b.reverse()</text:p>
      <text:p text:style-name="Standard">&gt;&gt;&gt; b</text:p>
      <text:p text:style-name="Standard">['bindu', 12, 44]</text:p>
      <text:p text:style-name="Standard">&gt;&gt;&gt; c=(1,2,3,4,5)</text:p>
      <text:p text:style-name="Standard">&gt;&gt;&gt; c[3]</text:p>
      <text:p text:style-name="Standard">4</text:p>
      <text:p text:style-name="Standard">&gt;&gt;&gt; c[3]=5</text:p>
      <text:p text:style-name="Standard">Traceback (most recent call last):</text:p>
      <text:p text:style-name="Standard"><text:s text:c="2"/>File "&lt;pyshell#26&gt;", line 1, in &lt;module&gt;</text:p>
      <text:p text:style-name="Standard"><text:s text:c="4"/>c[3]=5</text:p>
      <text:p text:style-name="Standard">TypeError: 'tuple' object does not support item assignment</text:p>
      <text:p text:style-name="Standard">&gt;&gt;&gt; a={monkey:bayana,cat:milk}</text:p>
      <text:p text:style-name="Standard">Traceback (most recent call last):</text:p>
      <text:p text:style-name="Standard"><text:s text:c="2"/>File "&lt;pyshell#27&gt;", line 1, in &lt;module&gt;</text:p>
      <text:p text:style-name="Standard"><text:s text:c="4"/>a={monkey:bayana,cat:milk}</text:p>
      <text:p text:style-name="Standard">&gt;&gt;&gt; x=set([ 1,3,5,7])</text:p>
      <text:p text:style-name="P12">&gt;&gt;&gt; y=set([2,4,6,8])</text:p>
      <text:p text:style-name="P12"><text:soft-page-break/>&gt;&gt;&gt; x&amp;y</text:p>
      <text:p text:style-name="Standard">set()</text:p>
      <text:p text:style-name="Standard">&gt;&gt;&gt; x^y</text:p>
      <text:p text:style-name="P5">{1, 2, 3, 4, 5, 6, 7, 8}</text:p>
      <text:p text:style-name="P5"/>
      <text:p text:style-name="P6"><text:span text:style-name="T2">PROGRAM NO.17</text:span></text:p>
      <text:p text:style-name="P8"><text:span text:style-name="T1">#write a program for rock,paper and scissor</text:span></text:p>
      <text:p text:style-name="P2">import random</text:p>
      <text:p text:style-name="P2">p={1:'r',2:'p',3:'s'}</text:p>
      <text:p text:style-name="P2">count1=0</text:p>
      <text:p text:style-name="P2">count2=0</text:p>
      <text:p text:style-name="P2">while True:</text:p>
      <text:p text:style-name="P2"><text:tab/>yourchoice=input("YOU CHOICE:r/p/s:")</text:p>
      <text:p text:style-name="P2"><text:tab/>computerchoice=p[random.randint(1,3)]</text:p>
      <text:p text:style-name="P2"><text:tab/>print("your choice",yourchoice,"computer choice",computerchoice)</text:p>
      <text:p text:style-name="P2"><text:tab/>if(yourchoice=='r'or yourchoice=='s' or yourchoice=='p'):</text:p>
      <text:p text:style-name="P2"><text:tab/><text:tab/>if(yourchoice==computerchoice):</text:p>
      <text:p text:style-name="P2"><text:tab/><text:tab/><text:tab/>print("tie !!")</text:p>
      <text:p text:style-name="P2"><text:tab/><text:tab/>elif(yourchoice=='s' and computerchoice=='r' or yourchoice=='r' and computerchoice=='p' or yourchoice=='p' and computerchoice=='s'):</text:p>
      <text:p text:style-name="P2"><text:tab/><text:tab/><text:tab/>count1=count1+1</text:p>
      <text:p text:style-name="P2"><text:tab/><text:tab/><text:tab/>print("computer won!!",count1,"times")</text:p>
      <text:p text:style-name="P2"><text:tab/><text:tab/>else:</text:p>
      <text:p text:style-name="P2"><text:tab/><text:tab/><text:tab/>count2=count2+1</text:p>
      <text:p text:style-name="P2"><text:tab/><text:tab/><text:tab/>print("you won!!",count2,"times")</text:p>
      <text:p text:style-name="P2"><text:tab/>else:</text:p>
      <text:p text:style-name="P2"><text:tab/><text:tab/>print("give proper input")</text:p>
      <text:p text:style-name="P2"><text:tab/><text:tab/>break</text:p>
      <text:p text:style-name="P2"><text:tab/>if(count1==3 or count2==3):</text:p>
      <text:p text:style-name="P2"><text:tab/><text:tab/>if(count1==3):</text:p>
      <text:p text:style-name="P2"><text:tab/><text:tab/><text:tab/>print("sorry computer won the game!:")</text:p>
      <text:p text:style-name="P2"><text:tab/><text:tab/>else:</text:p>
      <text:p text:style-name="P2"><text:tab/><text:tab/><text:tab/>print("congratulation u won the game!!:")</text:p>
      <text:p text:style-name="P2"><text:tab/><text:tab/>break</text:p>
      <text:p text:style-name="P3">OUTPUT:python3 rps.py</text:p>
      <text:p text:style-name="P3">YOU CHOICE:r/p/s:r</text:p>
      <text:p text:style-name="P3">your choice r computer choice r</text:p>
      <text:p text:style-name="P3">tie !!</text:p>
      <text:p text:style-name="P3">YOU CHOICE:r/p/s:r</text:p>
      <text:p text:style-name="P3">your choice r computer choice s</text:p>
      <text:p text:style-name="P3">you won!! 1 times</text:p>
      <text:p text:style-name="P3">YOU CHOICE:r/p/s:r</text:p>
      <text:p text:style-name="P3">your choice r computer choice s</text:p>
      <text:p text:style-name="P3">you won!! 2 times</text:p>
      <text:p text:style-name="P3">YOU CHOICE:r/p/s:r</text:p>
      <text:p text:style-name="P3">your choice r computer choice p</text:p>
      <text:p text:style-name="P3">computer won!! 1 times</text:p>
      <text:p text:style-name="P3">YOU CHOICE:r/p/s:r</text:p>
      <text:p text:style-name="P3">your choice r computer choice r</text:p>
      <text:p text:style-name="P3">tie !!</text:p>
      <text:p text:style-name="P3">YOU CHOICE:r/p/s:r</text:p>
      <text:p text:style-name="P3">your choice r computer choice s</text:p>
      <text:p text:style-name="P4">you won!! 3 times</text:p>
      <text:p text:style-name="P4">congratulation u won the game!!:</text:p>
      <text:p text:style-name="P4"><text:soft-page-break/></text:p>
      <text:p text:style-name="P7">PROGRAM NO.18</text:p>
      <text:p text:style-name="P9">#write a program for <text:span text:style-name="T4">3</text:span> table</text:p>
      <text:p text:style-name="P10">for i in range(3,4):</text:p>
      <text:p text:style-name="P10"><text:tab/>for j in range(1,21):</text:p>
      <text:p text:style-name="P10"><text:tab/><text:tab/>print(i,"*",j,"=",i*j)</text:p>
      <text:p text:style-name="P11">OUTPUT: python3 tables.py</text:p>
      <text:p text:style-name="P11">3 * 1 = 3</text:p>
      <text:p text:style-name="P11">3 * 2 = 6</text:p>
      <text:p text:style-name="P11">3 * 3 = 9</text:p>
      <text:p text:style-name="P11">3 * 4 = 12</text:p>
      <text:p text:style-name="P11">3 * 5 = 15</text:p>
      <text:p text:style-name="P11">3 * 6 = 18</text:p>
      <text:p text:style-name="P11">3 * 7 = 21</text:p>
      <text:p text:style-name="P11">3 * 8 = 24</text:p>
      <text:p text:style-name="P11">3 * 9 = 27</text:p>
      <text:p text:style-name="P11">3 * 10 = 30</text:p>
      <text:p text:style-name="P11">3 * 11 = 33</text:p>
      <text:p text:style-name="P11">3 * 12 = 36</text:p>
      <text:p text:style-name="P11">3 * 13 = 39</text:p>
      <text:p text:style-name="P11">3 * 14 = 42</text:p>
      <text:p text:style-name="P11">3 * 15 = 45</text:p>
      <text:p text:style-name="P11">3 * 16 = 48</text:p>
      <text:p text:style-name="P11">3 * 17 = 51</text:p>
      <text:p text:style-name="P11">3 * 18 = 54</text:p>
      <text:p text:style-name="P11">3 * 19 = 57</text:p>
      <text:p text:style-name="P11">3 * 20 = 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akar" fo:font-weight="bold" officeooo:rsid="00200bbf" officeooo:paragraph-rsid="00200bb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ING WITH PYTHON EXERCISE <text:s text:c="22"/>BINDU.G(CL2) <text:s text:c="29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20:10.473906886</meta:creation-date>
    <meta:generator>LibreOffice/6.0.3.2$Linux_X86_64 LibreOffice_project/00m0$Build-2</meta:generator>
    <dc:date>2018-10-05T10:20:25.957142364</dc:date>
    <meta:editing-duration>PT9M11S</meta:editing-duration>
    <meta:editing-cycles>8</meta:editing-cycles>
    <meta:document-statistic meta:table-count="0" meta:image-count="0" meta:object-count="0" meta:page-count="3" meta:paragraph-count="133" meta:word-count="493" meta:character-count="2916" meta:non-whitespace-character-count="2446"/>
  </office:meta>
</office:document-meta>
</file>